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Image processing</text:p>
            <text:p>(“255 shades of gray”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image processing?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is it interesting?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are we going to do?</text:p>
          </draw:text-box>
        </draw:frame>
        <draw:frame presentation:style-name="pr4" draw:text-style-name="P1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1">Point operators: contrast stretching, histogram equalisation</text:span></text:p>
              </text:list-item>
              <text:list-item>
                <text:p><text:span text:style-name="T1">Spatial operation: noise filtering, edge detection operators</text:span></text:p>
              </text:list-item>
              <text:list-item>
                <text:p><text:span text:style-name="T1">Canny edge detection “operator”</text:span></text:p>
              </text:list-item>
              <text:list-item>
                <text:p><text:span text:style-name="T1">Magnitude / direction of edges</text:span></text:p>
              </text:list-item>
              <text:list-item>
                <text:p><text:span text:style-name="T1">Extracting linear features from an image (Hough transform)</text:span></text:p>
              </text:list-item>
              <text:list-item>
                <text:p><text:span text:style-name="T1">We will do it on grey scale images (255 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oint operators – contrast stretch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oint operators only work on the curent pixel </text:p>
              </text:list-item>
              <text:list-item>
                <text:p>They have no memory</text:p>
              </text:list-item>
              <text:list-item>
                <text:p>Map the grey level of the pixel<text:tab/><text:tab/><text:tab/><text:tab/><text:tab/><text:tab/>to</text:p>
                <text:p><text:s text:c="3"/><text:tab/><text:tab/><text:tab/><text:tab/>: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layer="layout" svg:width="4.236cm" svg:height="1.515cm" svg:x="11.364cm" svg:y="11.3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571cm" svg:height="1.435cm" svg:x="18.529cm" svg:y="8.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4.592cm" svg:height="1.435cm" svg:x="2.708cm" svg:y="10.16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oint operators – contrast stretch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o enhance low contrast images</text:p>
              </text:list-item>
            </text:list>
          </draw:text-box>
        </draw:frame>
        <draw:frame draw:style-name="gr2" draw:layer="layout" svg:width="8.561cm" svg:height="4.065cm" svg:x="8.2cm" svg:y="9.73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oint operators – Histogram equalis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patial operator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onvolution</text:p>
              </text:list-item>
              <text:list-item>
                <text:p>Used for: noise reduction, median filtering, unsharp masking, low pass, band pass, high pass filtering (used for edge detection?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ransform operators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dge detection</text:p>
          </draw:text-box>
        </draw:frame>
        <draw:frame presentation:style-name="pr6" draw:layer="layout" svg:width="24.63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uido Klingbeil</meta:initial-creator>
    <meta:creation-date>2012-09-25T08:46:12</meta:creation-date>
    <dc:date>2012-09-25T18:54:28</dc:date>
    <dc:creator>Guido Klingbeil</dc:creator>
    <meta:editing-duration>PT4H12M49S</meta:editing-duration>
    <meta:editing-cycles>12</meta:editing-cycles>
    <meta:generator>LibreOffice/3.5$Linux_X86_64 LibreOffice_project/350m1$Build-403</meta:generator>
    <meta:document-statistic meta:object-count="63"/>
  </office:meta>
</office:document-meta>
</file>

<file path=Object 1/content.xml><?xml version="1.0" encoding="utf-8"?>
<math xmlns="http://www.w3.org/1998/Math/MathML">
  <semantics>
    <mrow>
      <mstyle mathsize="300%">
        <mrow>
          <mrow>
            <mrow>
              <mi>v</mi>
              <mo stretchy="false">=</mo>
              <mi>f</mi>
            </mrow>
            <mrow>
              <mo stretchy="false">(</mo>
              <mrow>
                <mi>u</mi>
              </mrow>
              <mo stretchy="false">)</mo>
            </mrow>
          </mrow>
        </mrow>
      </mstyle>
    </mrow>
    <annotation encoding="StarMath 5.0">size*3.0 {v = f(u)}
</annotation>
  </semantics>
</math>
</file>

<file path=Object 2/content.xml><?xml version="1.0" encoding="utf-8"?>
<math xmlns="http://www.w3.org/1998/Math/MathML">
  <semantics>
    <mrow>
      <mstyle mathsize="300%">
        <mrow>
          <mrow>
            <mrow>
              <mi>u</mi>
              <mo stretchy="false">∈</mo>
              <mrow>
                <mo stretchy="false">[</mo>
                <mrow>
                  <mn>0,</mn>
                  <mi>L</mi>
                </mrow>
                <mo stretchy="false">]</mo>
              </mrow>
            </mrow>
          </mrow>
        </mrow>
      </mstyle>
    </mrow>
    <annotation encoding="StarMath 5.0">size*3.0 {u in [0, L] }</annotation>
  </semantics>
</math>
</file>

<file path=Object 3/content.xml><?xml version="1.0" encoding="utf-8"?>
<math xmlns="http://www.w3.org/1998/Math/MathML">
  <semantics>
    <mrow>
      <mstyle mathsize="300%">
        <mrow>
          <mrow>
            <mrow>
              <mi>v</mi>
              <mo stretchy="false">∈</mo>
              <mrow>
                <mo stretchy="false">[</mo>
                <mrow>
                  <mn>0,</mn>
                  <mi>L</mi>
                </mrow>
                <mo stretchy="false">]</mo>
              </mrow>
            </mrow>
          </mrow>
        </mrow>
      </mstyle>
    </mrow>
    <annotation encoding="StarMath 5.0">size*3.0 {v in [0,L]}</annotation>
  </semantics>
</math>
</file>

<file path=Object 4/content.xml><?xml version="1.0" encoding="utf-8"?>
<math xmlns="http://www.w3.org/1998/Math/MathML">
  <semantics>
    <mrow>
      <mstyle mathsize="100%">
        <mrow>
          <mrow>
            <mi>f</mi>
            <mrow>
              <mrow>
                <mo stretchy="false">(</mo>
                <mrow>
                  <mi>u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o stretchy="false">α</mo>
                          <mi>u</mi>
                          <mi>,</mi>
                        </mrow>
                      </mtd>
                      <mtd>
                        <mrow>
                          <mrow>
                            <mrow>
                              <mn>0</mn>
                              <mo stretchy="false">≤</mo>
                              <mi>u</mi>
                            </mrow>
                            <mo stretchy="false">&lt;</mo>
                            <mi>a</mi>
                          </mrow>
                        </mrow>
                      </mtd>
                    </mtr>
                    <mtr>
                      <mtd>
                        <mrow>
                          <mo stretchy="false">β</mo>
                          <mrow>
                            <mrow>
                              <mo stretchy="false">(</mo>
                              <mrow>
                                <mrow>
                                  <mi>u</mi>
                                  <mo stretchy="false">−</mo>
                                  <mi>a</mi>
                                </mrow>
                              </mrow>
                              <mo stretchy="false">)</mo>
                            </mrow>
                            <mo stretchy="false">+</mo>
                            <msub>
                              <mi>v</mi>
                              <mi>a</mi>
                            </msub>
                          </mrow>
                          <mi>,</mi>
                        </mrow>
                      </mtd>
                      <mtd>
                        <mrow>
                          <mrow>
                            <mrow>
                              <mi>a</mi>
                              <mo stretchy="false">≤</mo>
                              <mi>u</mi>
                            </mrow>
                            <mo stretchy="false">&lt;</mo>
                            <mi>b</mi>
                          </mrow>
                        </mrow>
                      </mtd>
                    </mtr>
                    <mtr>
                      <mtd>
                        <mrow>
                          <mo stretchy="false">γ</mo>
                          <mrow>
                            <mrow>
                              <mo stretchy="false">(</mo>
                              <mrow>
                                <mrow>
                                  <mi>u</mi>
                                  <mo stretchy="false">−</mo>
                                  <mi>b</mi>
                                </mrow>
                              </mrow>
                              <mo stretchy="false">)</mo>
                            </mrow>
                            <mo stretchy="false">+</mo>
                            <msub>
                              <mi>v</mi>
                              <mi>b</mi>
                            </msub>
                          </mrow>
                          <mi>,</mi>
                        </mrow>
                      </mtd>
                      <mtd>
                        <mrow>
                          <mrow>
                            <mrow>
                              <mi>b</mi>
                              <mo stretchy="false">≤</mo>
                              <mi>u</mi>
                            </mrow>
                            <mo stretchy="false">&lt;</mo>
                            <mi>L</mi>
                          </mrow>
                        </mrow>
                      </mtd>
                    </mtr>
                  </mtable>
                </mrow>
              </mrow>
            </mrow>
          </mrow>
        </mrow>
      </mstyle>
    </mrow>
    <annotation encoding="StarMath 5.0">alignl size*1
 { f(u) = left lbrace matrix{%alpha u, # 0 &lt;= u &lt; a ## %beta (u - a) + v_a, # a &lt;= u &lt; b ## %gamma (u - b) + v_b, # b &lt;= u &lt; L}  right none }</annotation>
  </semantics>
</math>
</file>